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GroupRenderer.encodeContent( TobagoResponseWriter writer , FacesContext facesContext , UITab activeTa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bGroupRenderer.getFixedHeight( FacesContext facesContext , UIComponent ui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abList.isLas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GroupRenderer.decode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bList.isFirs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GroupRenderer.renderTabGroupView( FacesContext facesContext , TobagoResponseWriter writer , UITabGroup component , int virtualTab , HtmlStyleMap oStyle , String switchType , String image1x1 , int toolbarWidth , int currentWidth , TabList tabLis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78">
            <text:p text:style-name="Table_20_Contents">178</text:p>
          </table:table-cell>
        </table:table-row>
        <table:table-row>
          <table:table-cell office:value-type="string">
            <text:p text:style-name="Table_20_Contents">TabGroupRenderer.encodeEnd( FacesContext facesContext , UIComponent uiCompon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TabGroup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GroupRenderer.encodeAjax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bGroupRenderer.renderToolbar( FacesContext facesContext , TobagoResponseWriter writer , UIPanel toolbar , int width , int navigationBar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bGroupRenderer.getCurrentWidth( TabList tabs , int tab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GroupRenderer.ensureRenderedActiveIndex( FacesContext context , UITabGroup tabGrou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abGroupRenderer.getTabList( FacesContext facesContext , UITabGroup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bGroupRenderer.layoutTabs( FacesContext facesContext , UITabGroup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bList.getWid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